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21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044cm"/>
    </style:style>
    <style:style style:name="Tabla1.E" style:family="table-column">
      <style:table-column-properties style:column-width="4.002cm"/>
    </style:style>
    <style:style style:name="Tabla1.F" style:family="table-column">
      <style:table-column-properties style:column-width="1.88cm"/>
    </style:style>
    <style:style style:name="Tabla1.G" style:family="table-column">
      <style:table-column-properties style:column-width="1.827cm"/>
    </style:style>
    <style:style style:name="Tabla1.A1" style:family="table-cell">
      <style:table-cell-properties style:vertical-align="middle" fo:padding="0.049cm" fo:border="none"/>
    </style:style>
    <style:style style:name="Tabla1.F18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Table_20_Heading">
      <style:paragraph-properties fo:margin-left="0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P4">Nombre de la variable</text:p>
            </table:table-cell>
            <table:table-cell table:style-name="Tabla1.A1" office:value-type="string">
              <text:p text:style-name="P4">Role</text:p>
            </table:table-cell>
            <table:table-cell table:style-name="Tabla1.A1" office:value-type="string">
              <text:p text:style-name="P4">Tipo</text:p>
            </table:table-cell>
            <table:table-cell table:style-name="Tabla1.A1" office:value-type="string">
              <text:p text:style-name="P4">Demográfico</text:p>
            </table:table-cell>
            <table:table-cell table:style-name="Tabla1.A1" office:value-type="string">
              <text:p text:style-name="P4">Descripción</text:p>
            </table:table-cell>
            <table:table-cell table:style-name="Tabla1.A1" office:value-type="string">
              <text:p text:style-name="P4">Unidades</text:p>
            </table:table-cell>
            <table:table-cell table:style-name="Tabla1.A1" office:value-type="string">
              <text:p text:style-name="P4">Valores faltantes</text:p>
            </table:table-cell>
          </table:table-row>
        </table:table-header-rows>
        <table:table-row>
          <table:table-cell table:style-name="Tabla1.A1" office:value-type="string">
            <text:p text:style-name="P1">edad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Entero</text:p>
          </table:table-cell>
          <table:table-cell table:style-name="Tabla1.A1" office:value-type="string">
            <text:p text:style-name="P1">Eda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trabajo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Categórico</text:p>
          </table:table-cell>
          <table:table-cell table:style-name="Tabla1.A1" office:value-type="string">
            <text:p text:style-name="P1">Ocupación</text:p>
          </table:table-cell>
          <table:table-cell table:style-name="Tabla1.A1" office:value-type="string">
            <text:p text:style-name="P1">Tipo de trabajo (categórico: 'administrativo', 'obrero', 'emprendedor', 'empleada doméstica', 'gestión', 'jubilado', 'autónomo', 'servicios', 'estudiante', 'técnico', 'desempleado', 'desconocido'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marital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Categórico</text:p>
          </table:table-cell>
          <table:table-cell table:style-name="Tabla1.A1" office:value-type="string">
            <text:p text:style-name="P1">Estado civil</text:p>
          </table:table-cell>
          <table:table-cell table:style-name="Tabla1.A1" office:value-type="string">
            <text:p text:style-name="P1">estado civil (categórico: 'divorciado', 'casado', 'soltero', 'desconocido'; nota: 'divorciado' significa divorciado o viudo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educación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Categórico</text:p>
          </table:table-cell>
          <table:table-cell table:style-name="Tabla1.A1" office:value-type="string">
            <text:p text:style-name="P1">Nivel educativo</text:p>
          </table:table-cell>
          <table:table-cell table:style-name="Tabla1.A1" office:value-type="string">
            <text:p text:style-name="P1">(categorical: 'basic.4y','basic.6y','basic.9y','high.school','alfabetizado','professional.course','university.degree','unknown'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por defecto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Binari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¿Tiene crédito en mora?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balance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Enter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saldo anual promedio</text:p>
          </table:table-cell>
          <table:table-cell table:style-name="Tabla1.A1" office:value-type="string">
            <text:p text:style-name="P1">euros</text:p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alojamiento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Binari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¿Tiene préstamo hipotecario?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préstamo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Binari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¿Tiene un préstamo personal?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contacto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Categóric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Tipo de comunicación de contacto (categórico: 'celular', 'teléfono'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Sí</text:p>
          </table:table-cell>
        </table:table-row>
        <table:table-row>
          <table:table-cell table:style-name="Tabla1.A1" office:value-type="string">
            <text:p text:style-name="P1">día_de_la_semana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Fecha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último día de contacto de la semana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mes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Fecha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Mes del último contacto (categórico: 'ene', 'feb', 'mar', ..., 'nov', 'dic'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duración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Enter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Duración del último contacto, en segundos (numérico). Nota importante: este atributo afecta <text:soft-page-break/>significativamente al resultado (por ejemplo, si duración=0, entonces y='no'). Sin embargo, la duración se desconoce antes de realizar una llamada. Además, una vez finalizada la llamada, y es obviamente conocida. Por lo tanto, esta entrada solo debe incluirse con fines comparativos y debe descartarse si se pretende obtener un modelo predictivo realista.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campaña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Enter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úmero de contactos realizados durante esta campaña y para este cliente (numérico, incluye el último contacto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días p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Enter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úmero de días transcurridos desde la última vez que se contactó al cliente en una campaña anterior (numérico; -1 significa que no se contactó al cliente previamente).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Sí</text:p>
          </table:table-cell>
        </table:table-row>
        <table:table-row>
          <table:table-cell table:style-name="Tabla1.A1" office:value-type="string">
            <text:p text:style-name="P1">anterior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Enter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úmero de contactos realizados antes de esta campaña y para este cliente.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No</text:p>
          </table:table-cell>
        </table:table-row>
        <table:table-row>
          <table:table-cell table:style-name="Tabla1.A1" office:value-type="string">
            <text:p text:style-name="P1">resultado de puchero</text:p>
          </table:table-cell>
          <table:table-cell table:style-name="Tabla1.A1" office:value-type="string">
            <text:p text:style-name="P1">Característica</text:p>
          </table:table-cell>
          <table:table-cell table:style-name="Tabla1.A1" office:value-type="string">
            <text:p text:style-name="P1">Categóric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Resultado de la campaña de marketing anterior (categórico: 'fracaso', 'inexistente', 'éxito')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Sí</text:p>
          </table:table-cell>
        </table:table-row>
        <table:table-row>
          <table:table-cell table:style-name="Tabla1.A1" office:value-type="string">
            <text:p text:style-name="P1">y</text:p>
          </table:table-cell>
          <table:table-cell table:style-name="Tabla1.A1" office:value-type="string">
            <text:p text:style-name="P1">Objetivo</text:p>
          </table:table-cell>
          <table:table-cell table:style-name="Tabla1.A1" office:value-type="string">
            <text:p text:style-name="P1">Binario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¿El cliente ha contratado un depósito a plazo fijo?</text:p>
          </table:table-cell>
          <table:table-cell table:style-name="Tabla1.F18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io Blanco</meta:initial-creator>
    <meta:creation-date>2026-04-24T13:57:09.783502993</meta:creation-date>
    <dc:date>2026-04-24T13:57:47.053365330</dc:date>
    <dc:creator>Sergio Blanco</dc:creator>
    <meta:editing-duration>PT37S</meta:editing-duration>
    <meta:editing-cycles>1</meta:editing-cycles>
    <meta:document-statistic meta:table-count="1" meta:image-count="0" meta:object-count="0" meta:page-count="2" meta:paragraph-count="95" meta:word-count="300" meta:character-count="2317" meta:non-whitespace-character-count="2112"/>
    <meta:generator>LibreOffice/24.2.7.2$Linux_X86_64 LibreOffice_project/420$Build-2</meta:generator>
  </office:meta>
</office:document-meta>
</file>